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NGIFO VARAS, DI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4264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24661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ENGIFO VARAS, DIA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426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24661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HUANARI TEJADA, VICTOR AUGUST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8065573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187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67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2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65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35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6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6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10/2021</text:p>
          </table:table-cell>
          <table:table-cell table:style-name="Tabla2.A3" office:value-type="string">
            <text:p text:style-name="P22">91332226</text:p>
          </table:table-cell>
          <table:table-cell table:style-name="Tabla2.D3" office:value-type="string">
            <text:p text:style-name="P23">19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6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7T23:05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